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paragraph" svg:x="-0.279cm" svg:y="-0.667cm" svg:width="26.06cm" svg:height="14.713cm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4:47:29.842000000</meta:creation-date>
    <dc:date>2018-02-08T14:55:39.242000000</dc:date>
    <meta:editing-duration>PT8M9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3.1.2$Windows_x86 LibreOffice_project/958349dc3b25111dbca392fbc281a05559ef68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3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59cm" svg:height="14.712cm" xlink:href="." xlink:type="simple" chart:class="chart:line" chart:style-name="ch1">
        <chart:title svg:x="9.016cm" svg:y="0.429cm" chart:style-name="ch2">
          <text:p>Burndownchart</text:p>
        </chart:title>
        <chart:legend chart:legend-position="end" svg:x="22.36cm" svg:y="6.808cm" style:legend-expansion="high" chart:style-name="ch3"/>
        <chart:plot-area chart:style-name="ch4" chart:data-source-has-labels="both" svg:x="0.521cm" svg:y="2.672cm" svg:width="21.318cm" svg:height="11.746cm">
          <chartooo:coordinate-region svg:x="1.513cm" svg:y="2.871cm" svg:width="19.504cm" svg:height="10.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wartungswert</text:p>
              </table:table-cell>
              <table:table-cell office:value-type="string">
                <text:p>Realwert</text:p>
              </table:table-cell>
            </table:table-row>
          </table:table-header-rows>
          <table:table-rows>
            <table:table-row>
              <table:table-cell office:value-type="string">
                <text:p>10.1 - 15.1</text:p>
              </table:table-cell>
              <table:table-cell office:value-type="float" office:value="921">
                <text:p>92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6.1 - 22.1</text:p>
              </table:table-cell>
              <table:table-cell office:value-type="float" office:value="614">
                <text:p>61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3.1 - 29.1</text:p>
              </table:table-cell>
              <table:table-cell office:value-type="float" office:value="307">
                <text:p>3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0.1 - 0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